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83cm" fo:min-width="5.87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382cm" fo:min-width="5.872cm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5.7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72cm" svg:height="1.633cm" svg:x="6.841cm" svg:y="1.127cm">
          <text:p text:style-name="P1">main.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86cm" svg:y1="2.76cm" svg:x2="10.144cm" svg:y2="5.445cm">
          <text:p/>
        </draw:line>
        <draw:custom-shape draw:style-name="gr1" draw:text-style-name="P1" draw:layer="layout" svg:width="6.372cm" svg:height="1.633cm" svg:x="7.074cm" svg:y="5.445cm">
          <text:p text:style-name="P1">Ajout de donne.c</text:p>
          <text:p text:style-name="P1">Dans main.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72cm" svg:height="1.633cm" svg:x="1.232cm" svg:y="3.177cm">
          <text:p text:style-name="P1">Ajout de donnes.h </text:p>
          <text:p text:style-name="P1">Dans donne.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44cm" svg:y1="7.096cm" svg:x2="10.271cm" svg:y2="11.16cm">
          <text:p/>
        </draw:line>
        <draw:custom-shape draw:style-name="gr3" draw:text-style-name="P1" draw:layer="layout" svg:width="6.372cm" svg:height="1.632cm" svg:x="7.201cm" svg:y="11.179cm">
          <text:p text:style-name="P1">Ajout de actions.h </text:p>
          <text:p text:style-name="P1">Dans ma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72cm" svg:height="1.633cm" svg:x="1.254cm" svg:y="9.255cm">
          <text:p text:style-name="P1">Ajout de actions.c</text:p>
          <text:p text:style-name="P1">Dans actions.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72cm" svg:height="1.633cm" svg:x="1.232cm" svg:y="14.081cm">
          <text:p text:style-name="P1">Ajout de donees.h</text:p>
          <text:p text:style-name="P1">Dans menu.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731cm" svg:y1="9.89cm" svg:x2="9.255cm" svg:y2="11.16cm">
          <text:p/>
        </draw:line>
        <draw:line draw:style-name="gr2" draw:text-style-name="P2" draw:layer="layout" svg:x1="7.35cm" svg:y1="4.81cm" svg:x2="7.858cm" svg:y2="5.445cm">
          <text:p/>
        </draw:line>
        <draw:custom-shape draw:style-name="gr1" draw:text-style-name="P1" draw:layer="layout" svg:width="6.372cm" svg:height="1.633cm" svg:x="7.477cm" svg:y="18.907cm">
          <text:p text:style-name="P1">Ajout de menu.h</text:p>
          <text:p text:style-name="P1">Dans main.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72cm" svg:height="1.633cm" svg:x="1.254cm" svg:y="16.639cm">
          <text:p text:style-name="P1">Ajout de menu.c</text:p>
          <text:p text:style-name="P1">Dans menu.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72cm" svg:height="1.633cm" svg:x="1.254cm" svg:y="9.255cm">
          <text:p text:style-name="P1">Ajout de actions.c</text:p>
          <text:p text:style-name="P1">Dans actions.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72cm" svg:height="1.633cm" svg:x="1.254cm" svg:y="7.35cm">
          <text:p text:style-name="P1">Ajout de donees.h</text:p>
          <text:p text:style-name="P1">Dans actions.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731cm" svg:y1="18.272cm" svg:x2="9.763cm" svg:y2="18.907cm">
          <text:p/>
        </draw:line>
        <draw:line draw:style-name="gr2" draw:text-style-name="P2" draw:layer="layout" svg:x1="10.525cm" svg:y1="12.811cm" svg:x2="10.652cm" svg:y2="18.78cm">
          <text:p/>
        </draw:line>
        <draw:line draw:style-name="gr2" draw:text-style-name="P2" draw:layer="layout" svg:x1="4.302cm" svg:y1="15.732cm" svg:x2="4.302cm" svg:y2="16.621cm">
          <text:p/>
        </draw:line>
        <draw:custom-shape draw:style-name="gr4" draw:text-style-name="P1" draw:layer="layout" svg:width="6.223cm" svg:height="1.651cm" svg:x="7.604cm" svg:y="21.955cm">
          <text:p text:style-name="P1">Lancement du</text:p>
          <text:p text:style-name="P1"><text:s/>programm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779cm" svg:y1="20.558cm" svg:x2="10.779cm" svg:y2="21.9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1.2$Windows_X86_64 LibreOffice_project/5d19a1bfa650b796764388cd8b33a5af1f5baa1b</meta:generator>
    <dc:date>2018-11-16T13:28:42.900000000</dc:date>
    <meta:editing-duration>PT14M37S</meta:editing-duration>
    <meta:editing-cycles>5</meta:editing-cycles>
    <meta:document-statistic meta:object-count="19"/>
  </office:meta>
</office:document-meta>
</file>